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03   |   <text:a xlink:type="simple" xlink:href="http://palinfo.habago.org/Entry?Command=Information_PrintForum#FORUM40404"><text:span text:style-name="T1">#</text:span></text:a></text:p>
      <text:p text:style-name="P2">北京一小鴨，愛逛王府井</text:p>
      <text:p text:style-name="P2">中廣新聞網 2005 / 06 / 10</text:p>
      <text:p text:style-name="P2"/>
      <text:p text:style-name="P2">大陸「北京市」有個二十二歲的楊小姐，特別愛養鴨，養了十多隻；而其中有一隻小鴨子，又特別愛和楊小姐逛街，尤其愛逛「王府井大街」，人家蹓狗她蹓鴨，蔚為王府井奇景之一。</text:p>
      <text:p text:style-name="P2"/>
      <text:p text:style-name="P2">據楊小姐說，這隻小鴨特別愛和她去逛王府井，而且無論怎麼走都不會走丟；更有趣的是，小鴨還會聽主人的口令，主人叫它停下就停下，主人叫它立正，它就會乖乖地連翅膀都不敢張開；不過只有主人的指令它才會聽，其他人叫喚它，它可是連理都不理的；現在每天下午，都有很多人到王府井大街，看看能不能夠好運，碰到楊小姐帶小鴨逛街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